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ba7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ba7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ba7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ba7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ba7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ba7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ba7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ba7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ba7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ba7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ba7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ba7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ba7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ba7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ba7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ba7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ba7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ús Andrés Ordaz Amundaray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1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2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è Ramòn Amundaray Gonzà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385097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8.0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5" meta:non-whitespace-character-count="1007"/>
    <meta:template xlink:type="simple" xlink:actuate="onRequest" xlink:title="Normal" xlink:href=""/>
  </office:meta>
</office:document-meta>
</file>